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66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co1" style:family="table-column">
      <style:table-column-properties style:column-width="1.175cm" style:use-optimal-column-width="false"/>
    </style:style>
    <style:style style:name="ro1" style:family="table-row">
      <style:table-row-properties style:row-height="3.008cm"/>
    </style:style>
    <style:style style:name="ro2" style:family="table-row">
      <style:table-row-properties style:row-height="3.099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16.491cm" svg:x="1.635cm" svg:y="3.9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16cm" svg:height="1.204cm" svg:x="1.508cm" svg:y="2.697cm">
          <draw:text-box>
            <text:p text:style-name="P2"><text:span text:style-name="T1">Graph Data Structure</text:span></text:p>
          </draw:text-box>
        </draw:frame>
        <draw:frame draw:style-name="gr2" draw:text-style-name="P3" draw:layer="layout" svg:width="3.575cm" svg:height="1.119cm" svg:x="2.124cm" svg:y="4.937cm">
          <draw:text-box>
            <text:p text:style-name="P3"><text:span text:style-name="T2">Vertices:</text:span></text:p>
          </draw:text-box>
        </draw:frame>
        <draw:frame draw:style-name="standard" draw:layer="layout" svg:width="1.174cm" svg:height="15.13cm" svg:x="5.794cm" svg:y="4.9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0</text:span></text:p>
              </table:table-cell>
            </table:table-row>
            <table:table-row table:style-name="ro1">
              <table:table-cell table:style-name="ce1">
                <text:p text:style-name="P4">1</text:p>
              </table:table-cell>
            </table:table-row>
            <table:table-row table:style-name="ro1">
              <table:table-cell table:style-name="ce1">
                <text:p text:style-name="P4">2</text:p>
              </table:table-cell>
            </table:table-row>
            <table:table-row table:style-name="ro1">
              <table:table-cell table:style-name="ce1">
                <text:p text:style-name="P4">3</text:p>
              </table:table-cell>
            </table:table-row>
            <table:table-row table:style-name="ro2">
              <table:table-cell table:style-name="ce1">
                <text:p text:style-name="P4">4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1" draw:layer="layout" svg:x1="6.977cm" svg:y1="5.545cm" svg:x2="8.501cm" svg:y2="5.545cm">
          <text:p/>
        </draw:line>
        <draw:line draw:style-name="gr3" draw:text-style-name="P1" draw:layer="layout" svg:x1="6.964cm" svg:y1="8.545cm" svg:x2="8.488cm" svg:y2="8.545cm">
          <text:p/>
        </draw:line>
        <draw:line draw:style-name="gr3" draw:text-style-name="P1" draw:layer="layout" svg:x1="6.951cm" svg:y1="11.545cm" svg:x2="8.475cm" svg:y2="11.545cm">
          <text:p/>
        </draw:line>
        <draw:line draw:style-name="gr3" draw:text-style-name="P1" draw:layer="layout" svg:x1="6.938cm" svg:y1="14.545cm" svg:x2="8.462cm" svg:y2="14.545cm">
          <text:p/>
        </draw:line>
        <draw:line draw:style-name="gr3" draw:text-style-name="P1" draw:layer="layout" svg:x1="6.925cm" svg:y1="17.445cm" svg:x2="8.449cm" svg:y2="17.445cm">
          <text:p/>
        </draw:line>
        <draw:frame draw:style-name="gr4" draw:text-style-name="P3" draw:layer="layout" svg:width="7.747cm" svg:height="1.119cm" svg:x="8.328cm" svg:y="4.983cm">
          <draw:text-box>
            <text:p text:style-name="P3"><text:span text:style-name="T2">Edges: 1, 2</text:span></text:p>
          </draw:text-box>
        </draw:frame>
        <draw:frame draw:style-name="gr4" draw:text-style-name="P3" draw:layer="layout" svg:width="7.747cm" svg:height="1.119cm" svg:x="8.329cm" svg:y="7.984cm">
          <draw:text-box>
            <text:p text:style-name="P3"><text:span text:style-name="T2">Edges: 2, 3</text:span></text:p>
          </draw:text-box>
        </draw:frame>
        <draw:frame draw:style-name="gr4" draw:text-style-name="P3" draw:layer="layout" svg:width="7.747cm" svg:height="1.119cm" svg:x="8.33cm" svg:y="10.885cm">
          <draw:text-box>
            <text:p text:style-name="P3"><text:span text:style-name="T2">Edges: 3, 4</text:span></text:p>
          </draw:text-box>
        </draw:frame>
        <draw:frame draw:style-name="gr4" draw:text-style-name="P3" draw:layer="layout" svg:width="7.747cm" svg:height="1.119cm" svg:x="8.331cm" svg:y="13.986cm">
          <draw:text-box>
            <text:p text:style-name="P3"><text:span text:style-name="T2">Edges: 4, 0</text:span></text:p>
          </draw:text-box>
        </draw:frame>
        <draw:frame draw:style-name="gr4" draw:text-style-name="P3" draw:layer="layout" svg:width="7.747cm" svg:height="1.119cm" svg:x="8.332cm" svg:y="16.787cm">
          <draw:text-box>
            <text:p text:style-name="P3"><text:span text:style-name="T2">Edges: 0, 1</text:span></text:p>
          </draw:text-box>
        </draw:frame>
        <draw:line draw:style-name="gr3" draw:text-style-name="P1" draw:layer="layout" svg:x1="6.969cm" svg:y1="5.699cm" svg:x2="8.239cm" svg:y2="7.096cm">
          <text:p/>
        </draw:line>
        <draw:frame draw:style-name="gr5" draw:text-style-name="P3" draw:layer="layout" svg:width="3.683cm" svg:height="1.266cm" svg:x="8.239cm" svg:y="6.365cm">
          <draw:text-box>
            <text:p text:style-name="P3"><text:span text:style-name="T2">color</text:span></text:p>
          </draw:text-box>
        </draw:frame>
        <draw:line draw:style-name="gr3" draw:text-style-name="P1" draw:layer="layout" svg:x1="6.965cm" svg:y1="8.551cm" svg:x2="8.489cm" svg:y2="8.551cm">
          <text:p/>
        </draw:line>
        <draw:line draw:style-name="gr3" draw:text-style-name="P1" draw:layer="layout" svg:x1="6.957cm" svg:y1="8.705cm" svg:x2="8.227cm" svg:y2="10.102cm">
          <text:p/>
        </draw:line>
        <draw:frame draw:style-name="gr5" draw:text-style-name="P3" draw:layer="layout" svg:width="3.683cm" svg:height="1.266cm" svg:x="8.227cm" svg:y="9.371cm">
          <draw:text-box>
            <text:p text:style-name="P3"><text:span text:style-name="T2">color</text:span></text:p>
          </draw:text-box>
        </draw:frame>
        <draw:line draw:style-name="gr3" draw:text-style-name="P1" draw:layer="layout" svg:x1="6.953cm" svg:y1="11.557cm" svg:x2="8.477cm" svg:y2="11.557cm">
          <text:p/>
        </draw:line>
        <draw:line draw:style-name="gr3" draw:text-style-name="P1" draw:layer="layout" svg:x1="6.945cm" svg:y1="11.711cm" svg:x2="8.215cm" svg:y2="13.108cm">
          <text:p/>
        </draw:line>
        <draw:frame draw:style-name="gr5" draw:text-style-name="P3" draw:layer="layout" svg:width="3.683cm" svg:height="1.266cm" svg:x="8.215cm" svg:y="12.377cm">
          <draw:text-box>
            <text:p text:style-name="P3"><text:span text:style-name="T2">color</text:span></text:p>
          </draw:text-box>
        </draw:frame>
        <draw:line draw:style-name="gr3" draw:text-style-name="P1" draw:layer="layout" svg:x1="6.941cm" svg:y1="14.563cm" svg:x2="8.465cm" svg:y2="14.563cm">
          <text:p/>
        </draw:line>
        <draw:line draw:style-name="gr3" draw:text-style-name="P1" draw:layer="layout" svg:x1="6.933cm" svg:y1="14.717cm" svg:x2="8.203cm" svg:y2="16.114cm">
          <text:p/>
        </draw:line>
        <draw:frame draw:style-name="gr5" draw:text-style-name="P3" draw:layer="layout" svg:width="3.683cm" svg:height="1.266cm" svg:x="8.203cm" svg:y="15.383cm">
          <draw:text-box>
            <text:p text:style-name="P3"><text:span text:style-name="T2">color</text:span></text:p>
          </draw:text-box>
        </draw:frame>
        <draw:line draw:style-name="gr3" draw:text-style-name="P1" draw:layer="layout" svg:x1="6.929cm" svg:y1="17.469cm" svg:x2="8.453cm" svg:y2="17.469cm">
          <text:p/>
        </draw:line>
        <draw:line draw:style-name="gr3" draw:text-style-name="P1" draw:layer="layout" svg:x1="6.921cm" svg:y1="17.623cm" svg:x2="8.191cm" svg:y2="19.02cm">
          <text:p/>
        </draw:line>
        <draw:frame draw:style-name="gr5" draw:text-style-name="P3" draw:layer="layout" svg:width="3.683cm" svg:height="1.266cm" svg:x="8.191cm" svg:y="18.289cm">
          <draw:text-box>
            <text:p text:style-name="P3"><text:span text:style-name="T2">col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06:53:45.378433275</meta:creation-date>
    <dc:date>2016-06-17T11:10:01.473216141</dc:date>
    <meta:editing-duration>PT4H46S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